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ceKeyDataSource.whenExhaustedAction( int maxActive , int maxWai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stanceKeyDataSource.getDefaultTransactionIsol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KeyDataSource.getLogWri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stanceKeyDataSource.setLoginTimeout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KeyDataSource.setRollbackAfterValidation( boolean rollbackAfterValid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nceKeyDataSource.setDefaultAutoCommit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nceKeyDataSource.getLogin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KeyDataSource.setNumTestsPerEvictionRun( int numTestsPerEvictionRu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nceKeyDataSource.setValidationQuery( String validationQue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stanceKeyDataSource.setTestOnBorrow( boolean testOnBor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stanceKeyDataSource.setTimeBetweenEvictionRunsMillis( int timeBetweenEvictionRuns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nceKeyDataSource.getJndiEnvironment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stanceKeyDataSource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stanceKeyDataSource.setJndiEnvironment( String key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stanceKeyDataSource.isDefault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KeyDataSource.testCPDS( String username , String passwor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InstanceKeyDataSource.setDataSourceName( String 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stanceKeyDataSource.getValidation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KeyDataSourc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KeyDataSource.getDataSour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KeyDataSource.isTestOnBor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KeyDataSource.isRollbackAfterValid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KeyDataSource.setTestWhileIdle( boolean testWhileI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stanceKeyDataSource.getConnection( String username , String passwor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InstanceKeyDataSource.setConnectionPoolDataSource( ConnectionPoolDataSource 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stanceKeyDataSource.closeDueToException( PooledConnectionAndInfo 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stanceKeyDataSource.setDefaultTransactionIsolation( int v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stanceKeyDataSource.getMinEvictableIdleTime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KeyDataSource.setLogWriter( PrintWriter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KeyDataSource.get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stanceKeyDataSource.isDefaultAuto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KeyDataSource.getTimeBetweenEvictionRuns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KeyDataSource.isTestWhileI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KeyDataSource.InstanceKey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KeyDataSource.getConnectionPool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KeyDataSource.setDefaultReadOnly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nceKeyDataSource.setTestOnReturn( boolean testOnRetu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stanceKeyDataSource.setDescription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KeyDataSource.getTestOnRetu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KeyDataSource.getNumTestsPerEviction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KeyDataSource.assertInitializationAllow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stanceKeyDataSource.getTestOnBor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KeyDataSource.setMinEvictableIdleTimeMillis( int minEvictableIdleTime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nceKeyDataSource.isTestOnRetu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KeyDataSource.getTestWhileI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